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K</text:p>
          </table:table-cell>
          <table:table-cell office:value-type="string" calcext:value-type="string">
            <text:p>addon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M</text:p>
          </table:table-cell>
          <table:table-cell office:value-type="string" calcext:value-type="string">
            <text:p>addon</text:p>
          </table:table-cell>
          <table:table-cell office:value-type="float" office:value="582" calcext:value-type="float">
            <text:p>58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534" calcext:value-type="float">
            <text:p>53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G</text:p>
          </table:table-cell>
          <table:table-cell office:value-type="string" calcext:value-type="string">
            <text:p>addon</text:p>
          </table:table-cell>
          <table:table-cell office:value-type="float" office:value="288057" calcext:value-type="float">
            <text:p>28805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296570" calcext:value-type="float">
            <text:p>29657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21:35:37.91635898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9T21:40:35.238868324</dc:date>
    <meta:generator>LibreOffice/6.0.6.1$Linux_X86_64 LibreOffice_project/00$Build-1</meta:generator>
    <meta:editing-duration>PT32M18S</meta:editing-duration>
    <meta:editing-cycles>20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true" chart:minimum="1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10.134cm" svg:y="0.359cm" chart:style-name="ch2">
          <text:p>file read</text:p>
        </chart:title>
        <chart:legend chart:legend-position="bottom" svg:x="10.992cm" svg:y="10.65cm" style:legend-expansion="wide" chart:style-name="ch3"/>
        <chart:plot-area chart:style-name="ch4" table:cell-range-address="Sheet1.B2:Sheet1.D8" chart:data-source-has-labels="both" svg:x="1.647cm" svg:y="1.513cm" svg:width="20.958cm" svg:height="7.574cm">
          <chartooo:coordinate-region svg:x="3.146cm" svg:y="1.933cm" svg:width="18.902cm" svg:height="7.154cm"/>
          <chart:axis chart:dimension="x" chart:name="primary-x" chart:style-name="ch5" chartooo:axis-type="auto">
            <chartooo:date-scale/>
            <chart:title svg:x="0.389cm" svg:y="6.046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92cm" svg:y="0.554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K addon</text:p>
                <text:list>
                  <text:list-item>
                    <text:p>1K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14">
                <text:p>14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1K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M addon</text:p>
                <text:list>
                  <text:list-item>
                    <text:p>1M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M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G addon</text:p>
                <text:list>
                  <text:list-item>
                    <text:p>1G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288057">
                <text:p>288057</text:p>
              </table:table-cell>
            </table:table-row>
            <table:table-row>
              <table:table-cell office:value-type="string">
                <text:p>1G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296570">
                <text:p>2965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